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f92b" officeooo:paragraph-rsid="000ef92b" style:font-weight-asian="bold" style:font-weight-complex="bold"/>
    </style:style>
    <style:style style:name="P2" style:family="paragraph" style:parent-style-name="Standard">
      <style:text-properties fo:font-weight="bold" officeooo:rsid="0011ffdb" officeooo:paragraph-rsid="0011ffdb" style:font-weight-asian="bold" style:font-weight-complex="bold"/>
    </style:style>
    <style:style style:name="P3" style:family="paragraph" style:parent-style-name="Standard">
      <style:text-properties fo:font-weight="bold" officeooo:rsid="0011ffdb" officeooo:paragraph-rsid="00123ef9" style:font-weight-asian="bold" style:font-weight-complex="bold"/>
    </style:style>
    <style:style style:name="P4" style:family="paragraph" style:parent-style-name="Standard">
      <style:text-properties fo:font-weight="bold" officeooo:rsid="00123ef9" officeooo:paragraph-rsid="00123ef9" style:font-weight-asian="bold" style:font-weight-complex="bold"/>
    </style:style>
    <style:style style:name="P5" style:family="paragraph" style:parent-style-name="Standard">
      <style:text-properties fo:font-weight="normal" officeooo:rsid="000ef92b" officeooo:paragraph-rsid="000ef92b" style:font-weight-asian="normal" style:font-weight-complex="normal"/>
    </style:style>
    <style:style style:name="P6" style:family="paragraph" style:parent-style-name="Standard">
      <style:text-properties fo:font-weight="normal" officeooo:rsid="0011ffdb" officeooo:paragraph-rsid="0011ffdb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officeooo:rsid="0011ffdb" officeooo:paragraph-rsid="0011ffdb" style:font-weight-asian="normal" style:font-weight-complex="normal"/>
    </style:style>
    <style:style style:name="P8" style:family="paragraph" style:parent-style-name="Standard">
      <style:text-properties fo:font-weight="normal" officeooo:rsid="0011ffdb" officeooo:paragraph-rsid="00123ef9" style:font-weight-asian="normal" style:font-weight-complex="normal"/>
    </style:style>
    <style:style style:name="P9" style:family="paragraph" style:parent-style-name="Standard" style:list-style-name="L5">
      <style:text-properties fo:font-weight="normal" officeooo:rsid="0011ffdb" officeooo:paragraph-rsid="00123ef9" style:font-weight-asian="normal" style:font-weight-complex="normal"/>
    </style:style>
    <style:style style:name="P10" style:family="paragraph" style:parent-style-name="Standard" style:list-style-name="L9">
      <style:text-properties fo:font-weight="normal" officeooo:rsid="0011ffdb" officeooo:paragraph-rsid="0011ffdb" style:font-weight-asian="normal" style:font-weight-complex="normal"/>
    </style:style>
    <style:style style:name="P11" style:family="paragraph" style:parent-style-name="Standard" style:list-style-name="L9">
      <style:text-properties fo:font-weight="normal" officeooo:rsid="0011ffdb" officeooo:paragraph-rsid="00123ef9" style:font-weight-asian="normal" style:font-weight-complex="normal"/>
    </style:style>
    <style:style style:name="P12" style:family="paragraph" style:parent-style-name="Standard">
      <style:text-properties fo:font-weight="normal" officeooo:rsid="0011ffdb" officeooo:paragraph-rsid="00145261" style:font-weight-asian="normal" style:font-weight-complex="normal"/>
    </style:style>
    <style:style style:name="P13" style:family="paragraph" style:parent-style-name="Standard">
      <style:text-properties fo:font-weight="normal" officeooo:rsid="00123ef9" officeooo:paragraph-rsid="00123ef9" style:font-weight-asian="normal" style:font-weight-complex="normal"/>
    </style:style>
    <style:style style:name="P14" style:family="paragraph" style:parent-style-name="Standard" style:list-style-name="L7">
      <style:text-properties fo:font-weight="normal" officeooo:rsid="00123ef9" officeooo:paragraph-rsid="00123ef9" style:font-weight-asian="normal" style:font-weight-complex="normal"/>
    </style:style>
    <style:style style:name="P15" style:family="paragraph" style:parent-style-name="Standard" style:list-style-name="L8">
      <style:text-properties fo:font-weight="normal" officeooo:rsid="00123ef9" officeooo:paragraph-rsid="00123ef9" style:font-weight-asian="normal" style:font-weight-complex="normal"/>
    </style:style>
    <style:style style:name="P16" style:family="paragraph" style:parent-style-name="Standard">
      <style:text-properties officeooo:paragraph-rsid="00123ef9"/>
    </style:style>
    <style:style style:name="P17" style:family="paragraph" style:parent-style-name="Standard" style:list-style-name="L6">
      <style:text-properties officeooo:paragraph-rsid="00123ef9"/>
    </style:style>
    <style:style style:name="P18" style:family="paragraph" style:parent-style-name="Standard" style:list-style-name="L8">
      <style:text-properties officeooo:paragraph-rsid="00123ef9"/>
    </style:style>
    <style:style style:name="T1" style:family="text">
      <style:text-properties officeooo:rsid="00123ef9"/>
    </style:style>
    <style:style style:name="T2" style:family="text">
      <style:text-properties fo:font-weight="normal" officeooo:rsid="00123ef9" style:font-weight-asian="normal" style:font-weight-complex="normal"/>
    </style:style>
    <style:style style:name="T3" style:family="text">
      <style:text-properties fo:font-weight="normal" officeooo:rsid="0011ffdb" style:font-weight-asian="normal" style:font-weight-complex="normal"/>
    </style:style>
    <style:style style:name="T4" style:family="text">
      <style:text-properties fo:font-weight="normal" officeooo:rsid="0015526d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4526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iling and running U-boot on raspberry PI <text:span text:style-name="T1">3</text:span></text:p>
      <text:p text:style-name="P1"/>
      <text:p text:style-name="P5"/>
      <text:p text:style-name="P6"><text:span text:style-name="T5">AIM:</text:span> Compiling and building U-boot using Buildroot.</text:p>
      <text:p text:style-name="P6"/>
      <text:p text:style-name="P2">Requirements:</text:p>
      <text:list xml:id="list6055160932221681799" text:style-name="L9">
        <text:list-item>
          <text:p text:style-name="P10">Buildroot latest version</text:p>
        </text:list-item>
        <text:list-item>
          <text:p text:style-name="P11">Internet connection</text:p>
        </text:list-item>
      </text:list>
      <text:p text:style-name="P8"/>
      <text:p text:style-name="P3">Procedure:</text:p>
      <text:p text:style-name="P6"/>
      <text:p text:style-name="P12">Buildroot is a tool which automates the building of <text:span text:style-name="T6">a complete Linux system(U-boot, Linux kernel image) for an embedded system, using cross-compilation</text:span>, which requires a good internet connection to download the required packages.</text:p>
      <text:list xml:id="list4101338662371601131" text:style-name="L5">
        <text:list-item>
          <text:p text:style-name="P9">Download the latest Buildroot from <text:a xlink:type="simple" xlink:href="https://buildroot.org/download.html" text:style-name="Internet_20_link" text:visited-style-name="Visited_20_Internet_20_Link">https://buildroot.org/download.html</text:a></text:p>
        </text:list-item>
        <text:list-item>
          <text:p text:style-name="P9">Extract the tar file.</text:p>
        </text:list-item>
        <text:list-item>
          <text:p text:style-name="P9">Run ‘make menuconfig’ <text:s/>and select the options for Raspberry PI </text:p>
        </text:list-item>
      </text:list>
      <text:p text:style-name="P7">(or)</text:p>
      <text:p text:style-name="P16"><text:span text:style-name="T3"><text:tab/></text:span><text:span text:style-name="T4">R</text:span><text:span text:style-name="T3">un ‘make raspberrypi3_defconfig’ for the default configuratio</text:span><text:span text:style-name="T2">n.</text:span></text:p>
      <text:list xml:id="list5714970322448963426" text:style-name="L6">
        <text:list-item>
          <text:p text:style-name="P17"><text:span text:style-name="T2">Run ‘make’ without using the ‘-jN’ flag, which takes several minutes to complete.</text:span></text:p>
        </text:list-item>
      </text:list>
      <text:list xml:id="list5019092750538531344" text:style-name="L7">
        <text:list-item>
          <text:p text:style-name="P14">After completion of building, images can be found in the ‘output/images/’ directory.</text:p>
        </text:list-item>
        <text:list-item>
          <text:p text:style-name="P14">Dump the ‘sdcard.img’ file to SD card using the command ‘dd if=output/image/sdcard.img of=/dev/sdX’.</text:p>
        </text:list-item>
      </text:list>
      <text:p text:style-name="P13"/>
      <text:p text:style-name="P4">References:</text:p>
      <text:list xml:id="list3556202738120829482" text:style-name="L8">
        <text:list-item>
          <text:p text:style-name="P18"><text:a xlink:type="simple" xlink:href="https://buildroot.org/docs.html" text:style-name="Internet_20_link" text:visited-style-name="Visited_20_Internet_20_Link"><text:span text:style-name="T2">https://buildroot.org/docs.html</text:span></text:a><text:span text:style-name="T3"><text:tab/><text:tab/></text:span></text:p>
        </text:list-item>
        <text:list-item>
          <text:p text:style-name="P15">buildroot-version/docs/manual/manual.pdf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15:18:27.327725108</meta:creation-date>
    <dc:date>2018-08-28T17:42:21.594923274</dc:date>
    <meta:editing-duration>PT1H4M51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18" meta:word-count="134" meta:character-count="974" meta:non-whitespace-character-count="863"/>
  </office:meta>
</office:document-meta>
</file>